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ing_20_2">
      <style:text-properties fo:color="#2a6099" loext:opacity="100%" style:font-name="DejaVu Serif Condens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2T13:43:42.499098186</dc:date>
    <meta:editing-duration>PT2M35S</meta:editing-duration>
    <meta:editing-cycles>4</meta:editing-cycles>
    <meta:generator>LibreOffice/25.8.3.2$Linux_X86_64 LibreOffice_project/5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